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514in" fo:margin-left="-0.0785in" fo:margin-top="0in" fo:margin-bottom="0in" table:align="left" style:writing-mode="lr-tb"/>
    </style:style>
    <style:style style:name="Table1.A" style:family="table-column">
      <style:table-column-properties style:column-width="1.5514in"/>
    </style:style>
    <style:style style:name="Table1.B" style:family="table-column">
      <style:table-column-properties style:column-width="1.3674in"/>
    </style:style>
    <style:style style:name="Table1.C" style:family="table-column">
      <style:table-column-properties style:column-width="1.1271in"/>
    </style:style>
    <style:style style:name="Table1.D" style:family="table-column">
      <style:table-column-properties style:column-width="1.2125in"/>
    </style:style>
    <style:style style:name="Table1.E" style:family="table-column">
      <style:table-column-properties style:column-width="1.1931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Standard">
      <style:paragraph-properties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2" style:family="paragraph" style:parent-style-name="List_20_Paragraph">
      <style:paragraph-properties fo:margin-top="0in" fo:margin-bottom="0.139in" style:contextual-spacing="true"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3" style:family="paragraph" style:parent-style-name="Heading_20_1" style:master-page-name="Standard">
      <style:paragraph-properties style:page-number="auto"/>
      <style:text-properties fo:color="#000000" fo:font-size="18.5pt" style:font-size-asian="18.5pt" style:font-size-complex="18.5pt"/>
    </style:style>
    <style:style style:name="P4" style:family="paragraph" style:parent-style-name="Text_20_body" style:list-style-name="WWNum1"/>
    <style:style style:name="P5" style:family="paragraph" style:parent-style-name="Text_20_body">
      <style:text-properties style:font-name="DejaVu Sans" fo:font-size="8pt" fo:font-weight="normal" officeooo:paragraph-rsid="000b5c84" style:font-size-asian="8pt" style:font-weight-asian="normal" style:font-size-complex="8pt" style:font-weight-complex="normal"/>
    </style:style>
    <style:style style:name="P6" style:family="paragraph" style:parent-style-name="Heading_20_2">
      <style:text-properties fo:color="#000000"/>
    </style:style>
    <style:style style:name="P7" style:family="paragraph" style:parent-style-name="Heading_20_2">
      <style:text-properties officeooo:paragraph-rsid="000b5c84"/>
    </style:style>
    <style:style style:name="P8" style:family="paragraph" style:parent-style-name="Standard">
      <style:text-properties officeooo:paragraph-rsid="000b5c84"/>
    </style:style>
    <style:style style:name="P9" style:family="paragraph" style:parent-style-name="Standard">
      <style:paragraph-properties fo:margin-top="0in" fo:margin-bottom="0in" style:contextual-spacing="false" fo:line-height="100%" fo:text-align="center" style:justify-single-word="false"/>
      <style:text-properties fo:color="#000000" style:font-name="Liberation Serif1" fo:font-size="12pt" fo:language="en" fo:country="US" fo:font-weight="bold" style:font-size-asian="12pt" style:language-asian="en" style:country-asian="US" style:font-weight-asian="bold" style:font-size-complex="12pt" style:language-complex="ar" style:country-complex="SA"/>
    </style:style>
    <style:style style:name="P10" style:family="paragraph" style:parent-style-name="Standard">
      <style:paragraph-properties fo:margin-top="0in" fo:margin-bottom="0in" style:contextual-spacing="false" fo:line-height="100%" fo:text-align="justify" style:justify-single-word="false"/>
      <style:text-properties fo:color="#000000" style:font-name="Liberation Serif1" fo:font-size="12pt" fo:language="en" fo:country="US" style:font-size-asian="12pt" style:language-asian="en" style:country-asian="US" style:font-size-complex="12pt" style:language-complex="ar" style:country-complex="SA"/>
    </style:style>
    <style:style style:name="P11" style:family="paragraph" style:parent-style-name="Standard">
      <style:paragraph-properties fo:margin-top="0in" fo:margin-bottom="0in" style:contextual-spacing="false" fo:line-height="100%" fo:text-align="center" style:justify-single-word="false"/>
      <style:text-properties fo:color="#000000" style:font-name="Liberation Serif1" fo:font-size="12pt" fo:language="en" fo:country="US" style:font-size-asian="12pt" style:language-asian="en" style:country-asian="US" style:font-size-complex="12pt" style:language-complex="ar" style:country-complex="SA"/>
    </style:style>
    <style:style style:name="P12" style:family="paragraph" style:parent-style-name="List_20_Paragraph" style:list-style-name="WWNum2">
      <style:paragraph-properties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13" style:family="paragraph" style:parent-style-name="List_20_Paragraph" style:list-style-name="WWNum2">
      <style:paragraph-properties fo:margin-top="0in" fo:margin-bottom="0.139in" style:contextual-spacing="true" fo:line-height="100%" fo:text-align="justify" style:justify-single-word="false"/>
      <style:text-properties fo:color="#000000" style:font-name="Times New Roman" fo:font-size="12pt" fo:language="en" fo:country="US" style:font-size-asian="12pt" style:language-asian="en" style:country-asian="US" style:font-size-complex="12pt" style:language-complex="ar" style:country-complex="SA"/>
    </style:style>
    <style:style style:name="P14" style:family="paragraph" style:parent-style-name="List_20_Paragraph">
      <style:paragraph-properties fo:margin-top="0in" fo:margin-bottom="0.139in" style:contextual-spacing="true" fo:line-height="100%" fo:text-align="justify" style:justify-single-word="false"/>
      <style:text-properties style:font-name="Times New Roman" fo:font-size="12pt" style:font-size-asian="12pt" style:font-size-complex="12pt"/>
    </style:style>
    <style:style style:name="T1" style:family="text">
      <style:text-properties officeooo:rsid="0004d83d"/>
    </style:style>
    <style:style style:name="T2" style:family="text">
      <style:text-properties officeooo:rsid="000759c4"/>
    </style:style>
    <style:style style:name="T3" style:family="text">
      <style:text-properties officeooo:rsid="0007f44d"/>
    </style:style>
    <style:style style:name="T4" style:family="text">
      <style:text-properties officeooo:rsid="000945c0"/>
    </style:style>
    <style:style style:name="T5" style:family="text">
      <style:text-properties officeooo:rsid="00061259"/>
    </style:style>
    <style:style style:name="T6" style:family="text">
      <style:text-properties fo:font-weight="bold" style:font-weight-asian="bold" style:font-weight-complex="bold"/>
    </style:style>
    <style:style style:name="T7" style:family="text">
      <style:text-properties officeooo:rsid="000b5c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hird Person Data</text:h>
      <text:p text:style-name="P8">% BY: Dr. Michael Sonntag</text:p>
      <text:h text:style-name="P6" text:outline-level="2">What is “Third Person Data”?</text:h>
      <text:p text:style-name="Text_20_body">Data about a person may exist at various locations: if we think about our own personal data, e.g. our preferences in communication (who we send E-mails to or receive from), interests (what we “like” on Facebook) or habits (which websites we visit regularly), then many persons know about these things. Obviously we know about ourselves quite a lot (but take care: you might be able to name your favorite E-Mail contacts, but could you correctly identify all topical areas you “liked” in the past?). Comparatively easy to identify are persons or corporations we gave the data to directly: our E-Mail provider, the social networking platform, and the websites we visit regularly. We might not always like that they know, but this is difficult to avoid and data protection laws provide not only theoretical but at least partly also effective limits and remedies against data misuse.</text:p>
      <text:p text:style-name="Text_20_body">Much more difficult to “take care” of are third persons knowing about our data: not only would you have to know about their existence and what they actually collect and store, but they can also be located anywhere and you do not have any contract with them – or they would not be third persons. Examples of such third persons and third person data are:</text:p>
      <text:list xml:id="list1966694050637000418" text:style-name="WWNum1">
        <text:list-item>
          <text:p text:style-name="P4">Advertisement networks: They place advertisements on various websites. Through their own cookies they track users across all websites where one of their ads is displayed. Note that the owner’s influence is limited to the advertisement area– everything else is under direct control of the advertiser and cannot be hindered or prevented by the site. If at one place they can identify the person (e.g. through login and data sharing by the website operator), then all collected data from all sites can be attributed to this person.</text:p>
        </text:list-item>
        <text:list-item>
          <text:p text:style-name="P4">Intelligence agencies: Monitoring Internet lines, especially at the backbone level, allows collecting data on many users and in detail. Even encryption <text:span text:style-name="T1">only partially</text:span> help<text:span text:style-name="T1">s</text:span>, as e.g. the IP address (source computer and destination web server, for instance) cannot be hidden in that way. The only advantage for users is that the amount of data is so large that only small parts can be stored for a longer time: complete data is collected only in case you are individually targeted (for whatever reason).</text:p>
        </text:list-item>
        <text:list-item>
          <text:p text:style-name="P4">Platform participants: Platforms like Facebook, eBay, or Amazon know you, which is obvious. Not immediately apparent is that many elements on these platforms, e.g. products, games, or additional services, might be provided by third parties. While their name is often accessible or even shown, they may collect significant data on a user’s behavior or interests without clearly appearing as someone else: they look like an integral part of the platform. Often they can access data other than <text:span text:style-name="T1">that which</text:span> directly collected in their “parts” through the platform, e.g. the user profile or parts thereof. Typically the default configuration allows extensive access.</text:p>
        </text:list-item>
        <text:list-item>
          <text:p text:style-name="P4"><text:soft-page-break/>Identity providers: Logging in through a single central account may be simple and convenient, but simultaneously the identity provider can collect a list of when the person has authenticated where. Additional information may be disclosed too, e.g. if different verification levels exist or if the site <text:span text:style-name="T1">where authentication is performed</text:span> provides details like where in the site authentication is requested, for instance creating a new account, checking out, or performing specific actions requiring enhanced verification. These are third parties only in respect to logins; they may collect additional data directly as well.</text:p>
        </text:list-item>
        <text:list-item>
          <text:p text:style-name="P4">Video surveillance: Whenever you walk through a city, you will be recorded by video cameras. These could either be officially installed and operated e.g. by the police, or be privately used (but still covering public or semi-public <text:span text:style-name="T1">locations</text:span> – e.g. <text:span text:style-name="T1">streets or </text:span>shops). Usually there is no direct information at all regarding who collects data, storage duration, who has access to it when, etc. Each camera alone is typically not very interesting, but if <text:span text:style-name="T1">the </text:span>data of many is combined and <text:span text:style-name="T1">becomes available,</text:span> the person <text:span text:style-name="T1">can be</text:span> identified <text:span text:style-name="T1">(</text:span>e.g. by facial recognition, detailed accounts of the locations a person visits when<text:span text:style-name="T1">)</text:span>. Another example for gathering data are automated toll collection systems and section controls. Most operate by license plate recognition, which works very reliably on a technical level. Also, in some countries such systems are built into tow trucks driving through cities and scanning for cars suitable for repossession. Naturally most of the license plates scanned will be useless, but technically there is no problem at all storing this information in a database, associated with a timestamp and a geolocation, for future use (building profiles, selling etc).</text:p>
        </text:list-item>
        <text:list-item>
          <text:p text:style-name="P4">Storage reuse: Old data medi<text:span text:style-name="T1">a</text:span> might be securely erased or destroyed, but very often that is not the case and they end up on auction websites as “used/second hand”, or through shops as “refurbished”. Sometimes they are shipped to third-world countries for recycling or disposal. In all these cases data on <text:span text:style-name="T1">the media</text:span> may remain accessible, because <text:span text:style-name="T1">with</text:span> modern harddisks, <text:span text:style-name="T1">for example,</text:span> securely erasing the content but leaving it in working order is complicated and requires a long time. For other mediums (like SSDs or memory sticks) this may be even more complicated. <text:span text:style-name="T1">Hence the</text:span> data may end up somewhere else, although it has officially been destroyed – <text:span text:style-name="T1">it is </text:span>just <text:span text:style-name="T1">that </text:span>nobody actually took care of this. While targeted attacks are not possible, the results can be problematic for those unlucky persons whose data can be recovered.</text:p>
        </text:list-item>
        <text:list-item>
          <text:p text:style-name="P4">Second persons “Plus”: Even those we do have a contract with or freely give data to might change to third persons. When data is aggregated with other information (e.g. statistical data), used for a different <text:span text:style-name="T1">purpose</text:span> or passed on to someone else, the lines become blurred. Is this still the original data we gave to them? Who <text:s/>now physically control<text:span text:style-name="T1">s</text:span> it? What are they going to do with it? What if the recipient of data passes it on again – will you ever know who now has your data and what it will be used for? The end result therefore closely resembles the situation when a third party collects data itself.</text:p>
        </text:list-item>
        <text:list-item>
          <text:p text:style-name="P4"><text:soft-page-break/>Data theft: Hacking systems is not fun anymore but business. Therefore data stolen from large websites is a valuable commodity and will be used and resold. Many times this takes place without the affected persons knowing this fact, as such hacks/data thefts are denied and kept secret as long as possible: admitting them would cause bad press, liability and increased security measures in the future for the company they were entrusted to.</text:p>
        </text:list-item>
      </text:list>
      <text:p text:style-name="Text_20_body">Third person data can therefore be defined as data about a person which is stored, collected, or used by someone the person does not know is doing this (a third person), and where therefore no direct control or verification/supervision is possible.</text:p>
      <text:h text:style-name="Heading_20_2" text:outline-level="2">Implications for Computer Forensics</text:h>
      <text:p text:style-name="Text_20_body">For computer forensics, which can be <text:span text:style-name="T1">roughly</text:span> defined as the investigation of digital data in the context of legal proceedings, third person data can be invaluable, but also very problematic. Invaluable because this is data collected by someone who is not involved and therefore trustworthy. The suspect might have deleted his browser history, but the advertisement network still knows where he has been when (at least partially). But it can be problematic as well, because by default (i.e. in most cases) the investigator does not know who might have such data in her possession, and if they do, how to obtain access to it. Additionally there is no guarantee that data exists, <text:span text:style-name="T1">that </text:span>it is complete, of good quality, reliable etc.</text:p>
      <text:h text:style-name="Heading_20_2" text:outline-level="2">How to know that data exists at all – and where</text:h>
      <text:p text:style-name="Text_20_body">The first and most simple option is just to know who collects which data. While this is a good approach for experts and in narrow areas, this obviously cannot be a general solution. Still it should not be omitted as computer forensics is something only experts should perform and these might then know potential owners of additional data. Such knowledge can be obtained or expanded through investigations. If <text:span text:style-name="T5">e</text:span>-<text:span text:style-name="T5">m</text:span>ails are of interest, <text:span text:style-name="T5">for example</text:span>, then the layperson will see the sender (“Sent” mailbox) and the recipient (“Inbox”) as those possessing data about the time of sending/receiving the mail. But experts know that additional header lines (normally not shown!) exist, creating a trace of servers the mail traversed on its way from source to destination. And every server appearing in there might (or should, unless it was not saved or already deleted) have some third person data referencing this mail and can therefore confirm or refute certain aspects about it. <text:span text:style-name="T5">This means that</text:span> investigations may uncover potential holders of additional data usable as evidence.</text:p>
      <text:p text:style-name="Text_20_body">Another option to discover third person data is to perform the same activities as the person suspecting the existence of such data, but simultaneously and explicitly looking for any signs of surveillance or even employing tools actively scanning for them. This is <text:span text:style-name="T2">suitable</text:span> for open video monitoring, <text:span text:style-name="T2">for example</text:span>: normally we don’t notice any cameras, but when <text:span text:style-name="T2">we </text:span>explicitly look for them, they are easy to see. Hidden (or temporary: see tow truck example above) cameras are more difficult to catch, but with enough experience and diligence these might be discovered at least sometimes. Also wireless connections can be detected easily (but not <text:soft-page-break/>necessarily their content), leading to processing devices which might collect some data (or not). <text:span text:style-name="T2">O</text:span>n the Internet this is easier, as it is trivial to monitor all network traffic of your computer in detail. When visiting a webpage it is then possible to identify where the computer connects to, what cookies it sends out and receives, etc. But passing data on by the server or changes between the original incident and the investigation (new advertisement partner) pose significant problems.</text:p>
      <text:p text:style-name="Text_20_body">If such third parties collecting data have been hacked, their data might have been published on the Internet. Based on this information, it can be assumed what <text:span text:style-name="T2">these</text:span> (or similar) parties are observing. So if you are not part of the data disclosed, some conclusions can still be drawn. <text:span text:style-name="T2">T</text:span>he Snowden disclosure can serve <text:span text:style-name="T2">as an example here</text:span>. The capabilities of one specific secret service have been published, but it must be assumed that similar services in other countries are mostly capable of the same actions. Additionally, it <text:span text:style-name="T2">is possible to identify</text:span> what someone else with the same access might be able to do – and therefore is doing with some probability.</text:p>
      <text:p text:style-name="Text_20_body">This leads to the next, and rather pessimistic, category: when someone possesses the technical capabilities to monitor and collect data, he will. This is not necessarily true, but at least in countries with weak privacy laws this must be assumed. There data will be collected just in case and quickly be sold to others, if they show interest and are willing to pay. So this approach is better suited to identifying what kind of data might be third party data than who the third party is.</text:p>
      <text:p text:style-name="Text_20_body">Definite third party holders of data are all kinds of “upstream providers” of services. <text:s/>AirBnB does not own any servers, <text:span text:style-name="T2">for example</text:span>, instead they use Amazon web services. So Amazon obviously does have physical access to all of their data. They might not be allowed to look at it (contract), but they can access it, e.g. in case of emergencies or on request of third parties. While direct data access seems unlikely, using the data for calculating statistics is quite probable. Physical access is especially interesting if the company gets into financial difficulties, as Amazon might use their data as security, preventing any access by them or you, the actual owner, or as compensation for unpaid invoices (e.g. through selling to someone else; similar to utilizing domain names in bankruptcy).</text:p>
      <text:p text:style-name="Text_20_body">The last useful option is inserting incorrect data and waiting for it to come up somewhere again. For instance an arbitrary <text:span text:style-name="T2">e</text:span>-<text:span text:style-name="T2">m</text:span>ail address might be created and disclosed to a single provider (creating a new one for each target is no difficulty). Whenever someone contacts you on this address, you know <text:span text:style-name="T2">one</text:span> person <text:span text:style-name="T2">to whom </text:span>your data (or at least parts of it) <text:span text:style-name="T2">was</text:span> disclosed too – and from which source. This is obviously time-consuming and works only if data usage is observable (e.g. difficult with video surveillance). Also, “storing for future use/reference” cannot be detected <text:span text:style-name="T2">in this way</text:span>.</text:p>
      <text:p text:style-name="Text_20_body">Finally you could perform illegal actions where the only evidence is the potentially monitored behavior and wait to be arrested (<text:span text:style-name="T2">which resembles</text:span> the previous approach). While this method is very reliable, as the police/prosecutor will have to disclose how they found you and present the evidence <text:span text:style-name="T2">in court at the latest</text:span> (hence the behavior must be the only evidence existing at all), this cannot be recommended. Still it is useful regarding other persons (e.g. criminals <text:soft-page-break/>performing illegal activities for other reasons), as verifying what has been used as evidence in the past can be assumed as a lower limit of what is possible today.</text:p>
      <text:p text:style-name="Text_20_body">As an overview, the methods described above are presented here briefly in a table with some properties: time required to obtain information, reliability (wrongly assumed to possess data or incorrectly seen as having no data), completeness (will we find all such third parties) and associated costs (not necessarily monetary, but also effort required or “drawbacks” experienced).</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Source of knowledge</text:p>
          </table:table-cell>
          <table:table-cell table:style-name="Table1.A1" office:value-type="string">
            <text:p text:style-name="P9">Time required</text:p>
          </table:table-cell>
          <table:table-cell table:style-name="Table1.A1" office:value-type="string">
            <text:p text:style-name="P9">Reliability</text:p>
          </table:table-cell>
          <table:table-cell table:style-name="Table1.A1" office:value-type="string">
            <text:p text:style-name="P9">Completeness</text:p>
          </table:table-cell>
          <table:table-cell table:style-name="Table1.A1" office:value-type="string">
            <text:p text:style-name="P9">Costs</text:p>
          </table:table-cell>
        </table:table-row>
        <table:table-row table:style-name="Table1.1">
          <table:table-cell table:style-name="Table1.A1" office:value-type="string">
            <text:p text:style-name="P10">Just know</text:p>
          </table:table-cell>
          <table:table-cell table:style-name="Table1.A1" office:value-type="string">
            <text:p text:style-name="P11">None, but long preparation</text:p>
          </table:table-cell>
          <table:table-cell table:style-name="Table1.A1" office:value-type="string">
            <text:p text:style-name="P11">Medium-Very good; depends on sources</text:p>
          </table:table-cell>
          <table:table-cell table:style-name="Table1.A1" office:value-type="string">
            <text:p text:style-name="P11">Medium-Very good; depends on sources</text:p>
          </table:table-cell>
          <table:table-cell table:style-name="Table1.A1" office:value-type="string">
            <text:p text:style-name="P11">Low; most sources are free</text:p>
          </table:table-cell>
        </table:table-row>
        <table:table-row table:style-name="Table1.1">
          <table:table-cell table:style-name="Table1.A1" office:value-type="string">
            <text:p text:style-name="P10">Do again and observe</text:p>
          </table:table-cell>
          <table:table-cell table:style-name="Table1.A1" office:value-type="string">
            <text:p text:style-name="P11">Low/as long as the original</text:p>
          </table:table-cell>
          <table:table-cell table:style-name="Table1.A1" office:value-type="string">
            <text:p text:style-name="P11">Good; wrong identification is unlikely</text:p>
          </table:table-cell>
          <table:table-cell table:style-name="Table1.A1" office:value-type="string">
            <text:p text:style-name="P11">Medium; depends on observer</text:p>
          </table:table-cell>
          <table:table-cell table:style-name="Table1.A1" office:value-type="string">
            <text:p text:style-name="P11">Low</text:p>
          </table:table-cell>
        </table:table-row>
        <table:table-row table:style-name="Table1.1">
          <table:table-cell table:style-name="Table1.A1" office:value-type="string">
            <text:p text:style-name="P10">Third party sources</text:p>
          </table:table-cell>
          <table:table-cell table:style-name="Table1.A1" office:value-type="string">
            <text:p text:style-name="P11">None, but long preparation</text:p>
          </table:table-cell>
          <table:table-cell table:style-name="Table1.A1" office:value-type="string">
            <text:p text:style-name="P11">Medium; disclosed data is correct, mere reports not necessarily</text:p>
          </table:table-cell>
          <table:table-cell table:style-name="Table1.A1" office:value-type="string">
            <text:p text:style-name="P11">Low; only what <text:span text:style-name="T2">actually</text:span> occurred and was published</text:p>
          </table:table-cell>
          <table:table-cell table:style-name="Table1.A1" office:value-type="string">
            <text:p text:style-name="P11">Low-Medium; many sources are free</text:p>
          </table:table-cell>
        </table:table-row>
        <table:table-row table:style-name="Table1.1">
          <table:table-cell table:style-name="Table1.A1" office:value-type="string">
            <text:p text:style-name="P10">Technical capabilities</text:p>
          </table:table-cell>
          <table:table-cell table:style-name="Table1.A1" office:value-type="string">
            <text:p text:style-name="P11">Medium; investigation who+capabilities required</text:p>
          </table:table-cell>
          <table:table-cell table:style-name="Table1.A1" office:value-type="string">
            <text:p text:style-name="P11">Low; not everyone who can, actually does</text:p>
          </table:table-cell>
          <table:table-cell table:style-name="Table1.A1" office:value-type="string">
            <text:p text:style-name="P11">Good, but not every party can be identified</text:p>
          </table:table-cell>
          <table:table-cell table:style-name="Table1.A1" office:value-type="string">
            <text:p text:style-name="P11">Low</text:p>
          </table:table-cell>
        </table:table-row>
        <table:table-row table:style-name="Table1.1">
          <table:table-cell table:style-name="Table1.A1" office:value-type="string">
            <text:p text:style-name="P10">Upstream providers</text:p>
          </table:table-cell>
          <table:table-cell table:style-name="Table1.A1" office:value-type="string">
            <text:p text:style-name="P11">Low</text:p>
          </table:table-cell>
          <table:table-cell table:style-name="Table1.A1" office:value-type="string">
            <text:p text:style-name="P11">Good; services can be bought (=tested)</text:p>
          </table:table-cell>
          <table:table-cell table:style-name="Table1.A1" office:value-type="string">
            <text:p text:style-name="P11">Low; often not disclosed</text:p>
          </table:table-cell>
          <table:table-cell table:style-name="Table1.A1" office:value-type="string">
            <text:p text:style-name="P11">Low-Medium; depends on data provided/testing</text:p>
          </table:table-cell>
        </table:table-row>
        <table:table-row table:style-name="Table1.1">
          <table:table-cell table:style-name="Table1.A1" office:value-type="string">
            <text:p text:style-name="P10">Publish traps</text:p>
          </table:table-cell>
          <table:table-cell table:style-name="Table1.A1" office:value-type="string">
            <text:p text:style-name="P11">Medium-Long</text:p>
          </table:table-cell>
          <table:table-cell table:style-name="Table1.A1" office:value-type="string">
            <text:p text:style-name="P11">Very good; actual use is observed</text:p>
          </table:table-cell>
          <table:table-cell table:style-name="Table1.A1" office:value-type="string">
            <text:p text:style-name="P11">Medium; depends on time and observability</text:p>
          </table:table-cell>
          <table:table-cell table:style-name="Table1.A1" office:value-type="string">
            <text:p text:style-name="P11">Low-Medium; providing data is free, but active tests might cost</text:p>
          </table:table-cell>
        </table:table-row>
        <table:table-row table:style-name="Table1.1">
          <table:table-cell table:style-name="Table1.A1" office:value-type="string">
            <text:p text:style-name="P10">Illegal activity + wait</text:p>
          </table:table-cell>
          <table:table-cell table:style-name="Table1.A1" office:value-type="string">
            <text:p text:style-name="P11">Medium; investigation will take some time</text:p>
          </table:table-cell>
          <table:table-cell table:style-name="Table1.A1" office:value-type="string">
            <text:p text:style-name="P11">Very good</text:p>
          </table:table-cell>
          <table:table-cell table:style-name="Table1.A1" office:value-type="string">
            <text:p text:style-name="P11">Very good; limited to certain groups (enforcement)</text:p>
          </table:table-cell>
          <table:table-cell table:style-name="Table1.A1" office:value-type="string">
            <text:p text:style-name="P11">Very high</text:p>
          </table:table-cell>
        </table:table-row>
      </table:table>
      <text:h text:style-name="Heading_20_2" text:outline-level="2"/>
      <text:h text:style-name="Heading_20_2" text:outline-level="2">Obtaining access to third-person data</text:h>
      <text:p text:style-name="P1">If somebody wants to know what a third person knows about them, several options exist. However, it must be considered that this party might possess the data illegally (or exceeding legal permissions) or are simply not interested in disclosing this fact (only bad press, but no additional revenue). Therefore replies may be slow or non-existing. From the computer forensic view, at least in “official” cases, e.g. court proceedings, several additional options do <text:soft-page-break/>exist. Moreover, cooperation of the data holder might then be enforceable (at least within a country).</text:p>
      <text:p text:style-name="P1">First, the person can request access to her/his own data. This only works for personal data according to privacy laws, explicitly granting this right. Outside the EU, someone possessing data because of a contract is not necessarily required to provide such data. This situation is very problematic with third parties, as they are usually unwilling to provide it voluntarily. Also, while the person might have a contract with company A, and this company a contract with company B, this does not automatically mean that data at B must be disclosed to the person. Any court case is between the person and A, <text:span text:style-name="T3">for example</text:span>, so B is an “innocent bystander” and unaffected by these proceedings. Only A might be ordered to rely on some contract provisions it has with B to first obtain data and secondly disclose it. This requires the person to at least conclusively demonstrate that such data probably does exist and would help the case. Even then, especially in civil proceedings, access might be difficult, as B could argue that this would adversely impact trade secrets. Only in case of criminal proceedings <text:span text:style-name="T3">is </text:span>such transitive disclosure easier, because the police can also search/impound data located at third parties (after obtaining appropriate permissions, typically from a judge).</text:p>
      <text:p text:style-name="Quotations">Indirectly this third person data might be obtained through information from the second party: what is stored there could have been passed on to third parties, and, if logs are available, the actual transfers might be reconstructed as well. While this seems to <text:span text:style-name="T3">establish</text:span> an “upper limit” (at most these items could have been transferred), that is not the case. The third party may have obtained separate additional data from other sources, combined it with such other information, or enriched it with <text:span text:style-name="T3">previously</text:span> anonymous data. So in reality, more or more detailed information may exist <text:span text:style-name="T3">with</text:span> the third party. Still this approach serves as a first approximation.</text:p>
      <text:p text:style-name="Quotations">An illegal method to obtain access is hacking the data custodian. This could be the actual owner or someone else, e.g. a cloud provider, with physical access. While this is obviously illegal, in case of sufficient knowledge/resources, it is a quite promising method. Advantageous is that no owner consent is required and that internationality is not a problem but rather a boon. However, hacking is typically not that easy and there is no guarantee of success. Often only a webserver can be compromised and other servers, where third-party data might be expected, are more difficult to reach.</text:p>
      <text:p text:style-name="Quotations">As third-party data is only rarely collected for the purpose of merely owning it, but rather for deriving monetary benefits, offering to buy it is another chance for retrieval. It might be necessary to pose as someone else (typically a company intending to use the data), as well as to obtain a larger part of the dataset (e.g. all Austrian users). This may obviously be costly and/or illegal, especially if data of other persons must be acquired too or false statements (“I am a company”) are involved.</text:p>
      <text:h text:style-name="P7" text:outline-level="2">Problems of third-person data</text:h>
      <text:p text:style-name="Text_20_body">While the person the data is about typically desires access to it and simultaneously wants to keep it secret (i.e. the owner of the data should not be allowed to use it or pass it on further), this is not necessarily the case. Sometimes the owner would be interested in publishing the data, e.g. to be able to provide an alibi. This may contradict interests of the third party: data is only valuable if it is not generally available, and moreover its legality might be questionable. <text:soft-page-break/>But even if the person obtains the data, owners might retain some rights <text:span text:style-name="T3">to</text:span> it, especially if the original data (collected or received) has been enhanced or combined with data collected by them. This is comparable to the problem of credit-worthiness checks: while data access is granted (and the person could then publish it), the algorithm for calculating the score remains secret and need not be disclosed. Additional persons might be involved too, <text:span text:style-name="T3">such as</text:span> telephone call records, <text:span text:style-name="T3">which can create</text:span> further difficulties: any party might obtain access, but publication must consider rights of other communication participants too.</text:p>
      <text:p text:style-name="Text_20_body">While third person data can be difficult to access legally for the persons affected, this is not equally true for data owners – collecting or buying it is legal in many jurisdictions. Even then – and more so when ownership is not perfectly legal – such data is typically kept “secret”. So knowing about it becomes difficult, reducing the acceptance of such data by the persons affected. However, this effect should not be overestimated. Considering the existing public registers of applications using/storing personal data (mandatory within the EU), little effect on the general population is observable, which rarely even knows of their existence. From this it can be concluded that public registers or general availability of data categories stored by someone are unlikely to significantly improve the situation. And individual rights to retrieve such information would be enough for e.g. investigative journalists.</text:p>
      <text:p text:style-name="Text_20_body">Legally, third person data is difficult to regulate: by definition there is no direct contact or contract between data subject and data owner. Therefore all rights of both parties depend either on the law or a chain of contracts, which might be enforceable by third parties – or not (legally possible, but restricted in scope and difficult in practice). Combined with the typical internationality of electronic data this further complicates matters, as normal contracts are much easier to enforce across borders than such contract chains. Also, national laws obviously differ and then the only hope are the EU or international treaties: harmonized rules applying to many countries. The problem of international relations in personal data was recently tackled by the ECJ, who ruled that “Safe Harbor” provisions allowing the export of personal data to the USA are invalid. Another example is that <text:span text:style-name="T3">the </text:span>collection and export of personal data might be illegal in the “source” country, but gathering and import<text:span text:style-name="T3">ing it</text:span> can be perfectly legal in the “destination” country. While in “real” life such trans-border situations are hardly applicable (using a telescope to watch persons across borders), this is the typical situation <text:span text:style-name="T3">o</text:span>n the Internet.</text:p>
      <text:p text:style-name="Text_20_body">Another issue of third person data is correctness: how does someone (i.e. the person it is attributed to, but similarly the third party itself) know, whether data is correct or not? It could lack important details, contain old values now invalid, or include calculated data which was correct enough for the original purpose but is not for the new one. Also, third person data might just be invented. An example for the latter are fake profiles identified in the Ashley-Madison website hack. While it is unlikely that names/<text:span text:style-name="T3">e</text:span>-<text:span text:style-name="T3">m</text:span>ail addresses of real persons have been used, e.g. for pictures or other data, often actual profiles are harvested from other dating websites or scraped from social media platforms. Re-identification could therefore lead to real persons, for whom it can be difficult to explain that it was not them using a fake name and an anonymous <text:span text:style-name="T3">e</text:span>-<text:span text:style-name="T3">m</text:span>ail account. Verification of third person data is complicated <text:span text:style-name="T3">by</text:span> the fact that it was not obtained from the persons directly, so modifications or additions might have been <text:soft-page-break/>introduced at any intermediary <text:span text:style-name="T3">point</text:span> the data passed through – typically without information where exactly. Another source for incorrectness or inconsistencies is that such data is often collected solely indirectly (i.e. not through asking the person but observing and drawing conclusions). For instance devices might be shared (especially common with PCs and tablets, which the whole family might use; less so mobile phones), but any data collected through it is attributed to the “one and only” owner. For instance, when a father allows his children to use his tablet they might contact their friends, e.g. through chats, visiting social media profiles, posting messages and so on. Therefore obviously this adult male is strangely interested in small children, contacts them, and must be a pedophile in the eyes of someone observing data only indirectly, e.g. through trackers in advertisements. Such danger is much higher for third-parties, as they typically do not interact directly with the person they are collecting data about and therefore have <text:span text:style-name="T3">few</text:span> chances for noticing a different user, <text:span text:style-name="T3">for instance,</text:span> as in the example.</text:p>
      <text:p text:style-name="Text_20_body">When considering the difficulties of deleting e.g. revenge porn or any other data from the Internet, it becomes clear, that the existence of third person data is problematic. This is exemplified by the possibility of “removing” data from Google search results. The data itself remains on the Internet, is still indexed, will continue to show up in search results etc – only searches for “name” or “name + topic” will not contain this specific link (searches for “topic” will!). In relation to Google this is again third person data, and while rendering it a bit more difficult to find is commendable, this cannot be considered a real solution. Either the data needs to (or may) remain publicly accessible, or it should be deleted. Otherwise we create classes of people: those who possess the tools or the knowledge to find things, and the “dumb masses” who do not. The latter will then have no control over their own data and not be able to find it, while the “<text:span text:style-name="T4">privileged</text:span>” can access all data (their own and others), therefore creating an artificial distinction and partial immunity, as they can hide their misdeeds, while others cannot.</text:p>
      <text:h text:style-name="Heading_20_2" text:outline-level="2">Outlook</text:h>
      <text:p text:style-name="Text_20_body">Third person data will increase in the future, as much more data is being collected and will be retained. And what is stored will be used and transferred on to maximize profit. Especially problematic in this context is the “Internet of Things”, where many small devices are equipped with computing power and communication possibilities. Here easily even the vendor could become a third party – no permanent contract is really needed for a coffee machine, but “outsourcing the evaluation of the data to the cloud for better brewing of coffee” is going to be a reality: see for instance Nest thermostats, which send a lot of information to the cloud in the hope <text:span text:style-name="T4">of</text:span> slightly improv<text:span text:style-name="T4">ing</text:span> comfort or reduc<text:span text:style-name="T4">ing</text:span> heating costs (where energy savings might be offset by the additional energy required for communication and cloud servers!). Who exactly receives this data and what is or will be done with it later remains unclear. Regarding future developments, similar considerations apply to cars (mandatory eCall: an automatic telephone call is placed to an emergency number in case of a crash; a continuous mobile phone connection is optional for this application, but added-value services are envisaged – then a third party, the mobile phone operator, will be able to continuously <text:soft-page-break/>locate any car, at least if in use), or fitness trackers (e.g. sending data to health insurance <text:span text:style-name="T4">companies</text:span> for lower payments).</text:p>
      <text:p text:style-name="P1">What options exist to improve the situation or reduce problems? Some approaches could be:</text:p>
      <text:list xml:id="list5186191615517429723" text:style-name="WWNum2">
        <text:list-item>
          <text:p text:style-name="P12">Transparency: Publication of who possesses which data, perhaps with automated abilities to check whether you are included. Based on past experience, only few people would actually use such a system. On the other hand it is complicated and expensive to set up and could easily open up security holes, allowing other persons access to such data (effectively spreading data out even more!).</text:p>
        </text:list-item>
        <text:list-item>
          <text:p text:style-name="P12">Legal regulations: Restricting third party data and allowing it only in specific exceptional cases or when obtaining the data from the person directly (i.e. only direct data but no third party data). This seems unlikely and difficult to monitor, but should not be ruled out completely. Most business models <text:span text:style-name="T4">o</text:span>n the Internet depend on directly collecting data and then “selling” it. While actual<text:span text:style-name="T4">ly</text:span> selling <text:span text:style-name="T4">it </text:span>would become difficult, limited, or forbidden, this would still allow “renting” it through placing targeted advertisements on the same site. Aggregation with data from other sites or independent sources, however, would be problematic.</text:p>
        </text:list-item>
        <text:list-item>
          <text:p text:style-name="P12">Restricted disclosure: Probably the most effective solution is to restrict the amount of data passed on to others. As soon as someone else knows it, restricting its further distribution is becoming ever more difficult through internationality, electronic communication, and data sharing. Therefore everyone should carefully select whom to disclose what data to. Is the person trustworthy? What will she do with the data? Whom will she pass it on to? As a supplement, gathering data should be regulated more tightly, as secretly gathering data reduce<text:span text:style-name="T4">s</text:span> such “data autonomy”. Verification is difficult, but as soon as someone knows about the existence of data, the onus would be on the data owner to prove direct collection instead of receiving it from someone else.</text:p>
        </text:list-item>
        <text:list-item>
          <text:p text:style-name="P13">Extended deletion rights: Whenever someone controls data which is not explicitly allowed by law (e.g. public registers) or a contract, the affected person could have an unequivocal right of deletion, independent of the interests of the data owner. So whenever the existence of data becomes public, everyone could request deletion of their data – regardless <text:span text:style-name="T4">of </text:span>whether it was acquired legally or not. This would, however, require effective supervision to ensure such deletion actually takes place. Closely related would be mandatory “data decay”, i.e. mandatory deletion after some time <text:span text:style-name="T4">has </text:span>elapsed, <text:bookmark text:name="_GoBack"/>unless the data has be<text:span text:style-name="T4">en</text:span> “re-acquired” in the meantime.</text:p>
        </text:list-item>
      </text:list>
      <text:p text:style-name="P2"/>
      <text:p text:style-name="P14"/>
      <text:p text:style-name="P5">% --Biography -------------------------------------</text:p>
      <text:p text:style-name="P5"/>
      <text:p text:style-name="Text_20_body"><text:span text:style-name="T6">Mag. Dipl.-Ing. Dr. Michael Sonntag</text:span> <text:span text:style-name="T7">(AT) </text:span>is associate professor at the Johannes Kepler University in Linz at the Institute for Networks and Security. He studied both computer science and law and is researching and teaching in the areas of smart home and web security, computer forensics, and IT law. <text:span text:style-name="T4">In addition to the Universities of</text:span> Linz and Graz, he <text:span text:style-name="T4">also </text:span>regularly teaches at the ELTE in Budapest and the <text:span text:style-name="T4">U</text:span>niversity of <text:span text:style-name="T4">E</text:span>conomics in Pra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Liberation Serif" fo:font-family="'Liberation Serif'" style:font-style-name="Regular" style:font-family-generic="roman" style:font-pitch="variable" fo:font-size="12pt" fo:language="en" fo:country="GB"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Liberation Sans1" fo:font-family="'Liberation Sans'" style:font-style-name="Bold" style:font-family-generic="swiss" style:font-pitch="variable" fo:font-size="18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402in" fo:margin-bottom="0.0799in" style:contextual-spacing="false" fo:keep-together="always" fo:keep-with-next="always"/>
      <style:text-properties fo:color="#000000" style:font-name="Liberation Sans1" fo:font-family="'Liberation Sans'" style:font-style-name="Bold" style:font-family-generic="swiss" style:font-pitch="variable" fo:font-size="16pt" fo:font-weight="bold" style:font-size-asian="13pt" style:font-weight-asian="bold" style:font-name-complex="Calibri1" style:font-family-complex="Calibri"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size-asian="26pt" style:font-name-complex="Calibri1" style:font-family-complex="Calibri"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class="html"/>
    <style:style style:name="Subtitle" style:family="paragraph" style:parent-style-name="Heading" style:class="chapter"/>
    <style:style style:name="Heading_20_3" style:display-name="Heading 3" style:family="paragraph" style:parent-style-name="Heading" style:class="text"/>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35in" style:font-size-asian="26pt" style:font-name-complex="Calibri1" style:font-family-complex="Calibri" style:font-family-generic-complex="system" style:font-pitch-complex="variable" style:font-size-complex="26pt"/>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3:05:00</meta:creation-date>
    <meta:initial-creator>Michael Sonntag</meta:initial-creator>
    <dc:language>en-US</dc:language>
    <meta:print-date>2015-10-27T14:41:00</meta:print-date>
    <dc:date>2015-12-10T16:20:01.729731993</dc:date>
    <meta:editing-cycles>373</meta:editing-cycles>
    <meta:editing-duration>PT30M55S</meta:editing-duration>
    <meta:generator>LibreOffice/4.2.8.2$Linux_X86_64 LibreOffice_project/420m0$Build-2</meta:generator>
    <meta:document-statistic meta:table-count="1" meta:image-count="0" meta:object-count="0" meta:page-count="9" meta:paragraph-count="86" meta:word-count="4731" meta:character-count="29227" meta:non-whitespace-character-count="24577"/>
    <meta:template xlink:type="simple" xlink:actuate="onRequest" xlink:title="Normal.dotm" xlink:href=""/>
  </office:meta>
</office:document-meta>
</file>